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01c76" officeooo:paragraph-rsid="00001c76" style:font-size-asian="14pt" style:font-weight-asian="bold" style:font-size-complex="14pt" style:font-weight-complex="bold"/>
    </style:style>
    <style:style style:name="P2" style:family="paragraph" style:parent-style-name="Standard">
      <style:text-properties fo:font-size="14pt" fo:font-weight="bold" officeooo:rsid="00001c76" officeooo:paragraph-rsid="00001c76" style:font-size-asian="12.25pt" style:font-weight-asian="bold" style:font-size-complex="14pt" style:font-weight-complex="bold"/>
    </style:style>
    <style:style style:name="P3" style:family="paragraph" style:parent-style-name="Standard">
      <style:text-properties fo:font-size="14pt" fo:font-weight="bold" officeooo:rsid="0000ea33" officeooo:paragraph-rsid="0000ea33" style:font-size-asian="12.25pt" style:font-weight-asian="bold" style:font-size-complex="14pt" style:font-weight-complex="bold"/>
    </style:style>
    <style:style style:name="P4" style:family="paragraph" style:parent-style-name="Standard">
      <style:text-properties fo:font-size="12pt" fo:font-weight="bold" officeooo:rsid="00001c76" officeooo:paragraph-rsid="00001c76" style:font-size-asian="10.5pt" style:font-weight-asian="bold" style:font-size-complex="12pt" style:font-weight-complex="bold"/>
    </style:style>
    <style:style style:name="P5" style:family="paragraph" style:parent-style-name="Standard">
      <style:text-properties fo:font-size="12pt" fo:font-weight="normal" officeooo:rsid="00001c76" officeooo:paragraph-rsid="00001c76" style:font-size-asian="10.5pt" style:font-weight-asian="normal" style:font-size-complex="12pt" style:font-weight-complex="normal"/>
    </style:style>
    <style:style style:name="P6" style:family="paragraph" style:parent-style-name="Standard">
      <style:text-properties fo:font-size="12pt" fo:font-weight="normal" officeooo:rsid="0000ea33" officeooo:paragraph-rsid="0000ea33" style:font-size-asian="10.5pt" style:font-weight-asian="normal" style:font-size-complex="12pt" style:font-weight-complex="normal"/>
    </style:style>
    <style:style style:name="P7" style:family="paragraph" style:parent-style-name="Standard">
      <style:text-properties fo:font-size="12pt" fo:font-weight="normal" officeooo:rsid="000208d1" officeooo:paragraph-rsid="000208d1" style:font-size-asian="10.5pt" style:font-weight-asian="normal" style:font-size-complex="12pt" style:font-weight-complex="normal"/>
    </style:style>
    <style:style style:name="P8" style:family="paragraph" style:parent-style-name="Standard">
      <style:text-properties fo:font-size="12pt" fo:font-weight="normal" officeooo:rsid="00052f9f" officeooo:paragraph-rsid="00052f9f" style:font-size-asian="10.5pt" style:font-weight-asian="normal" style:font-size-complex="12pt" style:font-weight-complex="normal"/>
    </style:style>
    <style:style style:name="P9" style:family="paragraph" style:parent-style-name="Standard">
      <style:text-properties fo:font-size="12pt" fo:font-weight="normal" officeooo:rsid="0005d53e" officeooo:paragraph-rsid="0005d53e" style:font-size-asian="10.5pt" style:font-weight-asian="normal" style:font-size-complex="12pt" style:font-weight-complex="normal"/>
    </style:style>
    <style:style style:name="P10" style:family="paragraph" style:parent-style-name="Standard">
      <style:text-properties fo:font-size="12pt" fo:font-weight="normal" officeooo:rsid="000722a7" officeooo:paragraph-rsid="000722a7" style:font-size-asian="10.5pt" style:font-weight-asian="normal" style:font-size-complex="12pt" style:font-weight-complex="normal"/>
    </style:style>
    <style:style style:name="P11" style:family="paragraph" style:parent-style-name="Standard">
      <style:text-properties fo:font-size="12pt" fo:font-weight="normal" officeooo:rsid="0008031e" officeooo:paragraph-rsid="0008031e" style:font-size-asian="10.5pt" style:font-weight-asian="normal" style:font-size-complex="12pt" style:font-weight-complex="normal"/>
    </style:style>
    <style:style style:name="P12" style:family="paragraph" style:parent-style-name="Standard">
      <style:text-properties fo:font-size="12pt" fo:font-weight="normal" officeooo:rsid="000cd1bc" officeooo:paragraph-rsid="000cd1bc" style:font-size-asian="10.5pt" style:font-weight-asian="normal" style:font-size-complex="12pt" style:font-weight-complex="normal"/>
    </style:style>
    <style:style style:name="P13" style:family="paragraph" style:parent-style-name="Standard">
      <style:text-properties fo:font-size="12pt" fo:font-weight="normal" officeooo:rsid="000d9972" officeooo:paragraph-rsid="000d9972" style:font-size-asian="10.5pt" style:font-weight-asian="normal" style:font-size-complex="12pt" style:font-weight-complex="normal"/>
    </style:style>
    <style:style style:name="P14" style:family="paragraph" style:parent-style-name="Standard">
      <style:text-properties fo:font-size="12pt" fo:font-weight="normal" officeooo:rsid="000dd18b" officeooo:paragraph-rsid="000dd18b" style:font-size-asian="10.5pt" style:font-weight-asian="normal" style:font-size-complex="12pt" style:font-weight-complex="normal"/>
    </style:style>
    <style:style style:name="P15" style:family="paragraph" style:parent-style-name="Standard">
      <style:text-properties fo:font-size="12pt" fo:font-weight="normal" officeooo:rsid="00105fe6" officeooo:paragraph-rsid="00105fe6" style:font-size-asian="10.5pt" style:font-weight-asian="normal" style:font-size-complex="12pt" style:font-weight-complex="normal"/>
    </style:style>
    <style:style style:name="P16" style:family="paragraph" style:parent-style-name="Standard">
      <style:text-properties fo:font-size="13pt" fo:font-weight="bold" officeooo:rsid="00001c76" officeooo:paragraph-rsid="00001c76" style:font-size-asian="13pt" style:font-weight-asian="bold" style:font-size-complex="13pt" style:font-weight-complex="bold"/>
    </style:style>
    <style:style style:name="P17" style:family="paragraph" style:parent-style-name="Standard">
      <style:text-properties fo:font-size="13pt" fo:font-weight="bold" officeooo:rsid="0003bea8" officeooo:paragraph-rsid="0003bea8" style:font-size-asian="11.3500003814697pt" style:font-weight-asian="bold" style:font-size-complex="13pt" style:font-weight-complex="bold"/>
    </style:style>
    <style:style style:name="P18" style:family="paragraph" style:parent-style-name="Standard">
      <style:text-properties fo:font-size="13pt" fo:font-weight="bold" officeooo:rsid="00052f9f" officeooo:paragraph-rsid="00052f9f" style:font-size-asian="11.3500003814697pt" style:font-weight-asian="bold" style:font-size-complex="13pt" style:font-weight-complex="bold"/>
    </style:style>
    <style:style style:name="P19" style:family="paragraph" style:parent-style-name="Standard">
      <style:text-properties fo:font-size="13pt" fo:font-weight="bold" officeooo:rsid="000722a7" officeooo:paragraph-rsid="000722a7" style:font-size-asian="11.3500003814697pt" style:font-weight-asian="bold" style:font-size-complex="13pt" style:font-weight-complex="bold"/>
    </style:style>
    <style:style style:name="T1" style:family="text">
      <style:text-properties officeooo:rsid="0000ea33"/>
    </style:style>
    <style:style style:name="T2" style:family="text">
      <style:text-properties officeooo:rsid="0008031e"/>
    </style:style>
    <style:style style:name="T3" style:family="text">
      <style:text-properties officeooo:rsid="0009f426"/>
    </style:style>
    <style:style style:name="T4" style:family="text">
      <style:text-properties officeooo:rsid="000abcca"/>
    </style:style>
    <style:style style:name="T5" style:family="text">
      <style:text-properties officeooo:rsid="000adf72"/>
    </style:style>
    <style:style style:name="T6" style:family="text">
      <style:text-properties officeooo:rsid="000cd1bc"/>
    </style:style>
    <style:style style:name="T7" style:family="text">
      <style:text-properties fo:font-style="normal" style:font-style-asian="normal" style:font-style-complex="normal"/>
    </style:style>
    <style:style style:name="T8" style:family="text">
      <style:text-properties fo:font-style="normal" officeooo:rsid="000cf86c" style:font-style-asian="normal" style:font-style-complex="normal"/>
    </style:style>
    <style:style style:name="T9" style:family="text">
      <style:text-properties officeooo:rsid="000fc8db"/>
    </style:style>
    <style:style style:name="T10" style:family="text">
      <style:text-properties officeooo:rsid="0010c280"/>
    </style:style>
    <style:style style:name="T11" style:family="text">
      <style:text-properties style:text-position="sub 58%" officeooo:rsid="0010c280"/>
    </style:style>
    <style:style style:name="T12" style:family="text">
      <style:text-properties style:text-position="0% 100%" officeooo:rsid="0010c2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16">DAQ guide ecogas setup</text:p>
      <text:p text:style-name="P1"/>
      <text:p text:style-name="P5">This guide is meant to explain how to use the ecogas data taking setup and it is divided in the following sections: <text:span text:style-name="T1">1) hardware setup, which contains information on the hardware used in the setup 2) software setup, which describes briefly how the code for this setup works 3) type of runs, which describes the possible runs that cane be started 4) analysis, describes the analysis code and 5) possible errors gives a list of the most common errors that can appear during data taking.</text:span></text:p>
      <text:p text:style-name="P5"/>
      <text:p text:style-name="P6">Setup developed by Luca Quaglia and Sara Garetti in 2023 at the INFN Turin laboratory.</text:p>
      <text:p text:style-name="P6"/>
      <text:p text:style-name="P7">Guide is still in evolution since the setup is still evolving.</text:p>
      <text:p text:style-name="P5"/>
      <text:p text:style-name="P2">HARDWARE SETUP</text:p>
      <text:p text:style-name="P2"/>
      <text:p text:style-name="P19">High Voltage (HV) module</text:p>
      <text:p text:style-name="P19"/>
      <text:p text:style-name="P10">A CAEN SY1527 HV mainframe is used to supply the HV to the detectors. A series of A1526P (for the RPCs) and <text:span text:style-name="T5">A1733N </text:span>(for the photomultipliers) are installed in the back of the mainframe. <text:span text:style-name="T2">The IP address of the mainframe is 90.147.203.174 and the telnet pr</text:span><text:span text:style-name="T5">otocol</text:span><text:span text:style-name="T2"> can be used to connect to it from any PC connected to the INFN network (by inserting in terminal the following </text:span><text:span text:style-name="T4">command</text:span><text:span text:style-name="T2">: telnet 90.147.203.174 1527). </text:span></text:p>
      <text:p text:style-name="P10"/>
      <text:p text:style-name="P11">The PMTs used as trigger are named PMT_GAS_1...4 and are connected to <text:span text:style-name="T5">slot 11, channels 0...4</text:span> while the RPC currently under test is named ECOgas and is connected to slot 7 channel 1. </text:p>
      <text:p text:style-name="P11"/>
      <text:p text:style-name="P11">A Python wrapper of the CAEN HV library is used to communicate with the module <text:span text:style-name="T3">(will be described later on in the guide). </text:span><text:span text:style-name="T6">The files needed for this to work are the following:</text:span></text:p>
      <text:p text:style-name="P12">1) <text:span text:style-name="T7">/home/pcald32/labStrada/DAQ/currentScan/CAEN.py (python class to wrap C++ functions)</text:span></text:p>
      <text:p text:style-name="P12"><text:span text:style-name="T7">2) /usr/lib64/libcaenhvwrapper.so.6.3 </text:span><text:span text:style-name="T8">(CAEN library, which contains the C++ functions)</text:span></text:p>
      <text:p text:style-name="P19"/>
      <text:p text:style-name="P19">Gas mixing system</text:p>
      <text:p text:style-name="P4"/>
      <text:p text:style-name="P13">The gas mixing system is located in the gas room outside of the lab. The gas room contains all the bottles and the mixing system. The bottles are equipped with two pressure regulators, one attached directly to the bottle and the other one just before the mass flow controller. </text:p>
      <text:p text:style-name="P13"/>
      <text:p text:style-name="P14">The pressure after the bottle is already set and should not be touched, for what concerns the pressure before the mass flow controllers, it should be set to ~ 1 bar for each gas <text:span text:style-name="T9">(by rotating the valve towards the “+” sign). </text:span></text:p>
      <text:p text:style-name="P14"/>
      <text:p text:style-name="P15">A total of 4 Bronkhorst mass flow controllers <text:span text:style-name="T10">(??)</text:span> is used <text:span text:style-name="T10">to create the desired gas mixture. For the moment, channel 1 is connected to Ar, channel 2 to R134a, channel 3 to i-C</text:span><text:span text:style-name="T11">4</text:span><text:span text:style-name="T12">H</text:span><text:span text:style-name="T11">10</text:span><text:span text:style-name="T12"> and channel 4 to SF</text:span><text:span text:style-name="T11">6</text:span><text:span text:style-name="T12">. </text:span></text:p>
      <text:p text:style-name="P2"/>
      <text:p text:style-name="P18">RPC setup</text:p>
      <text:p text:style-name="P18"/>
      <text:p text:style-name="P9">The setup can host up to two RPC detectors, which are inserted inside of a Farady cage. The detectors should be flushed with gas in series</text:p>
      <text:p text:style-name="P2"/>
      <text:p text:style-name="P17"><text:soft-page-break/>Trigger logic</text:p>
      <text:p text:style-name="P17"/>
      <text:p text:style-name="P8">The trigger is built using NIM modules. A total of four scintillators + PMT is used, two of them (1 and 2) are placed on top of the setup and two more (3 and 4) are placed under. </text:p>
      <text:p text:style-name="P17"/>
      <text:p text:style-name="P17">DAQ logic</text:p>
      <text:p text:style-name="P2"/>
      <text:p text:style-name="P2">SOFTWARE SETUP</text:p>
      <text:p text:style-name="P2"/>
      <text:p text:style-name="P3">TYPE OF RUNS</text:p>
      <text:p text:style-name="P3"/>
      <text:p text:style-name="P3">ANALYSIS</text:p>
      <text:p text:style-name="P3"/>
      <text:p text:style-name="P3">POSSIBLE ERRO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7:46:01.398673725</meta:creation-date>
    <dc:date>2023-05-30T10:37:59.068114548</dc:date>
    <meta:editing-duration>P4DT16H51M50S</meta:editing-duration>
    <meta:editing-cycles>20</meta:editing-cycles>
    <meta:generator>LibreOffice/7.3.7.2$Linux_X86_64 LibreOffice_project/30$Build-2</meta:generator>
    <meta:document-statistic meta:table-count="0" meta:image-count="0" meta:object-count="0" meta:page-count="2" meta:paragraph-count="25" meta:word-count="487" meta:character-count="2760" meta:non-whitespace-character-count="2292"/>
  </office:meta>
</office:document-meta>
</file>